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LCOME TO TWATSVILLE.</text:p>
      <text:p text:style-name="Standard"/>
      <text:p text:style-name="Standard">THE PLACE WHERE ANYONE CAN BE A CUNT X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b Gaming</meta:initial-creator>
    <meta:creation-date>2018-06-27T09:08:28</meta:creation-date>
    <meta:document-statistic meta:table-count="0" meta:image-count="0" meta:object-count="0" meta:page-count="1" meta:paragraph-count="2" meta:word-count="12" meta:character-count="61"/>
    <dc:date>2018-06-27T09:09:09</dc:date>
    <dc:creator>Dab Gaming</dc:creator>
    <meta:editing-duration>PT42S</meta:editing-duration>
    <meta:editing-cycles>1</meta:editing-cycles>
    <meta:generator>OpenOffice/4.1.5$Unix OpenOffice.org_project/415m1$Build-9789</meta:generator>
  </office:meta>
</office:document-meta>
</file>